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-dash="Ultrafine_20_Dashed"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445cm" svg:height="1.905cm" svg:x="5.445cm" svg:y="2.597cm">
          <text:p text:style-name="P1">st_normal</text:p>
        </draw:rect>
        <draw:rect draw:style-name="gr2" draw:text-style-name="P2" draw:id="id2" draw:layer="layout" svg:width="4.445cm" svg:height="1.905cm" svg:x="1cm" svg:y="7.042cm">
          <text:p text:style-name="P1">st_number</text:p>
        </draw:rect>
        <draw:rect draw:style-name="gr2" draw:text-style-name="P2" draw:id="id3" draw:layer="layout" svg:width="4.445cm" svg:height="1.905cm" svg:x="9.89cm" svg:y="7.042cm">
          <text:p text:style-name="P1">st_operator</text:p>
        </draw:rect>
        <draw:rect draw:style-name="gr3" draw:text-style-name="P1" draw:id="id4" draw:layer="layout" svg:width="4.445cm" svg:height="1.905cm" svg:x="5.445cm" svg:y="11.487cm">
          <text:p text:style-name="P1">ERREUR</text:p>
        </draw:rect>
        <draw:connector draw:style-name="gr4" draw:text-style-name="P2" draw:layer="layout" draw:type="curve" svg:x1="7.667cm" svg:y1="2.597cm" svg:x2="9.41cm" svg:y2="2.541cm" draw:start-shape="id1" draw:start-glue-point="0" svg:d="m7667 2597c0-864 1743-836 1743-56">
          <text:p/>
        </draw:connector>
        <draw:connector draw:style-name="gr4" draw:text-style-name="P2" draw:layer="layout" draw:type="curve" svg:x1="5.445cm" svg:y1="3.549cm" svg:x2="3.222cm" svg:y2="7.042cm" draw:start-shape="id1" draw:start-glue-point="3" draw:end-shape="id2" svg:d="m5445 3549c-1482 0-2223 1164-2223 3493">
          <text:p/>
        </draw:connector>
        <draw:connector draw:style-name="gr4" draw:text-style-name="P2" draw:layer="layout" draw:type="curve" svg:x1="9.89cm" svg:y1="3.549cm" svg:x2="12.112cm" svg:y2="7.042cm" draw:start-shape="id1" draw:start-glue-point="1" draw:end-shape="id3" svg:d="m9890 3549c1482 0 2222 1164 2222 3493">
          <text:p/>
        </draw:connector>
        <draw:connector draw:style-name="gr4" draw:text-style-name="P2" draw:layer="layout" draw:type="curve" svg:x1="3.222cm" svg:y1="8.947cm" svg:x2="5.445cm" svg:y2="12.439cm" draw:start-shape="id2" draw:start-glue-point="2" draw:end-shape="id4" draw:end-glue-point="3" svg:d="m3222 8947c0 2328 741 3492 2223 3492">
          <text:p/>
        </draw:connector>
        <draw:connector draw:style-name="gr4" draw:text-style-name="P2" draw:layer="layout" draw:type="curve" svg:x1="12.112cm" svg:y1="8.947cm" svg:x2="9.89cm" svg:y2="12.439cm" draw:start-shape="id3" draw:start-glue-point="2" draw:end-shape="id4" draw:end-glue-point="1" svg:d="m12112 8947c0 2328-740 3492-2222 3492">
          <text:p/>
        </draw:connector>
        <draw:connector draw:style-name="gr4" draw:text-style-name="P2" draw:layer="layout" draw:type="curve" svg:x1="5.445cm" svg:y1="7.994cm" svg:x2="7.667cm" svg:y2="4.502cm" draw:start-shape="id2" draw:start-glue-point="1" draw:end-shape="id1" draw:end-glue-point="2" svg:d="m5445 7994c1482 0 2222-1164 2222-3492">
          <text:p/>
        </draw:connector>
        <draw:connector draw:style-name="gr4" draw:text-style-name="P2" draw:layer="layout" draw:type="curve" svg:x1="9.89cm" svg:y1="7.994cm" svg:x2="7.667cm" svg:y2="4.502cm" draw:start-shape="id3" draw:start-glue-point="3" draw:end-shape="id1" draw:end-glue-point="2" svg:d="m9890 7994c-1482 0-2223-1164-2223-3492">
          <text:p/>
        </draw:connector>
        <draw:frame draw:style-name="gr5" draw:text-style-name="P3" draw:layer="layout" svg:width="2.54cm" svg:height="0.962cm" svg:x="12.965cm" svg:y="10.852cm">
          <draw:text-box>
            <text:p text:style-name="P3">&lt;digit&gt;</text:p>
          </draw:text-box>
        </draw:frame>
        <draw:frame draw:style-name="gr5" draw:text-style-name="P3" draw:layer="layout" svg:width="2.54cm" svg:height="0.962cm" svg:x="1cm" svg:y="4.175cm">
          <draw:text-box>
            <text:p text:style-name="P3">&lt;digit&gt;</text:p>
          </draw:text-box>
        </draw:frame>
        <draw:frame draw:style-name="gr5" draw:text-style-name="P3" draw:layer="layout" svg:width="3.81cm" svg:height="0.962cm" svg:x="11.795cm" svg:y="3.867cm">
          <draw:text-box>
            <text:p text:style-name="P3">&lt;operator&gt;</text:p>
          </draw:text-box>
        </draw:frame>
        <draw:frame draw:style-name="gr5" draw:text-style-name="P3" draw:layer="layout" svg:width="3.81cm" svg:height="0.962cm" svg:x="11.795cm" svg:y="10.217cm">
          <draw:text-box>
            <text:p text:style-name="P3">&lt;operator&gt;</text:p>
          </draw:text-box>
        </draw:frame>
        <draw:frame draw:style-name="gr5" draw:text-style-name="P3" draw:layer="layout" svg:width="3.81cm" svg:height="0.962cm" svg:x="-0.27cm" svg:y="10.217cm">
          <draw:text-box>
            <text:p text:style-name="P3">&lt;operator&gt;</text:p>
          </draw:text-box>
        </draw:frame>
        <draw:frame draw:style-name="gr6" draw:text-style-name="P3" draw:layer="layout" svg:width="3.175cm" svg:height="0.962cm" svg:x="7.35cm" svg:y="-0.27cm">
          <draw:text-box>
            <text:p text:style-name="P3">&lt;space&gt;</text:p>
          </draw:text-box>
        </draw:frame>
        <draw:frame draw:style-name="gr6" draw:text-style-name="P3" draw:layer="layout" svg:width="3.175cm" svg:height="0.962cm" svg:x="6.28cm" svg:y="7.585cm">
          <draw:text-box>
            <text:p text:style-name="P3">&lt;spac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10-07T10:02:06</meta:creation-date>
    <dc:date>2010-10-07T18:05:29</dc:date>
    <meta:editing-cycles>2</meta:editing-cycles>
    <meta:editing-duration>PT00H05M47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